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8000" draw:marker-start="" draw:marker-start-width="0.199cm" draw:marker-start-center="false" draw:marker-end="" draw:marker-end-width="0.199cm" draw:marker-end-center="false" draw:fill="solid" draw:fill-color="#008000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0.226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0.217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.019cm" svg:stroke-color="#0047ff" draw:marker-start="" draw:marker-start-width="0.199cm" draw:marker-start-center="false" draw:marker-end="" draw:marker-end-width="0.199cm" draw:marker-end-center="false" draw:fill="solid" draw:fill-color="#0047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0.199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0.243cm" fo:padding-top="0.125cm" fo:padding-bottom="0.125cm" fo:padding-left="0.25cm" fo:padding-right="0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1.143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5cm" fo:min-width="1.116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008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47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ellipse draw:style-name="gr1" draw:text-style-name="P1" draw:layer="layout" svg:width="2.758cm" svg:height="2.759cm" svg:x="6.467cm" svg:y="12.051cm">
            <text:p/>
          </draw:ellipse>
          <draw:g>
            <draw:line draw:style-name="gr2" draw:text-style-name="P2" draw:layer="layout" svg:x1="7.796cm" svg:y1="13.383cm" svg:x2="7.894cm" svg:y2="13.481cm">
              <text:p/>
            </draw:line>
            <draw:line draw:style-name="gr2" draw:text-style-name="P2" draw:layer="layout" svg:x1="7.796cm" svg:y1="13.481cm" svg:x2="7.894cm" svg:y2="13.383cm">
              <text:p/>
            </draw:line>
          </draw:g>
          <draw:frame draw:style-name="gr3" draw:text-style-name="P4" draw:layer="layout" svg:width="0.726cm" svg:height="0.625cm" svg:x="7.644cm" svg:y="13.358cm">
            <draw:text-box>
              <text:p text:style-name="P3"><text:span text:style-name="T1">R</text:span></text:p>
            </draw:text-box>
          </draw:frame>
          <draw:g>
            <draw:line draw:style-name="gr2" draw:text-style-name="P2" draw:layer="layout" svg:x1="6.976cm" svg:y1="12.277cm" svg:x2="7.074cm" svg:y2="12.375cm">
              <text:p/>
            </draw:line>
            <draw:line draw:style-name="gr2" draw:text-style-name="P2" draw:layer="layout" svg:x1="6.976cm" svg:y1="12.375cm" svg:x2="7.074cm" svg:y2="12.277cm">
              <text:p/>
            </draw:line>
          </draw:g>
          <draw:frame draw:style-name="gr4" draw:text-style-name="P4" draw:layer="layout" svg:width="0.717cm" svg:height="0.625cm" svg:x="6.61cm" svg:y="11.778cm">
            <draw:text-box>
              <text:p text:style-name="P3"><text:span text:style-name="T1">S</text:span></text:p>
            </draw:text-box>
          </draw:frame>
          <draw:line draw:style-name="gr2" draw:text-style-name="P2" draw:layer="layout" svg:x1="7.025cm" svg:y1="12.323cm" svg:x2="7.845cm" svg:y2="13.432cm">
            <text:p/>
          </draw:line>
          <draw:frame draw:name="DescriptionOOoTep" draw:style-name="gr5" draw:text-style-name="P5" draw:layer="layout" svg:width="0.003cm" svg:height="0.003cm" svg:x="7.797cm" svg:y="13.381cm">
            <draw:text-box>
              <text:p/>
            </draw:text-box>
            <svg:desc>@options;

@figure;
  R = point( -3.8 , 1.72 );
  S = point( -5.47 , 3.98 );
  ceRS = cercle( R , S );
  sSR = segment( S , R );
  T = point( 1.62 , 1.64 );
  U = point( 8.95 , 1.03 );
  cediaTU = cercledia( T , U );
  sTU = segment( T , U );

</svg:desc>
          </draw:frame>
          <draw:g>
            <draw:ellipse draw:style-name="gr6" draw:text-style-name="P6" draw:layer="layout" svg:width="3.611cm" svg:height="3.61cm" svg:x="10.281cm" svg:y="11.549cm">
              <text:p/>
            </draw:ellipse>
            <draw:g>
              <draw:line draw:style-name="gr2" draw:text-style-name="P2" draw:layer="layout" svg:x1="10.237cm" svg:y1="13.154cm" svg:x2="10.335cm" svg:y2="13.252cm">
                <text:p/>
              </draw:line>
              <draw:line draw:style-name="gr2" draw:text-style-name="P2" draw:layer="layout" svg:x1="10.237cm" svg:y1="13.252cm" svg:x2="10.335cm" svg:y2="13.154cm">
                <text:p/>
              </draw:line>
            </draw:g>
            <draw:frame draw:style-name="gr7" draw:text-style-name="P4" draw:layer="layout" svg:width="0.699cm" svg:height="0.625cm" svg:x="9.714cm" svg:y="13.134cm">
              <draw:text-box>
                <text:p text:style-name="P3"><text:span text:style-name="T1">T</text:span></text:p>
              </draw:text-box>
            </draw:frame>
            <draw:g>
              <draw:line draw:style-name="gr2" draw:text-style-name="P2" draw:layer="layout" svg:x1="13.834cm" svg:y1="13.454cm" svg:x2="13.932cm" svg:y2="13.552cm">
                <text:p/>
              </draw:line>
              <draw:line draw:style-name="gr2" draw:text-style-name="P2" draw:layer="layout" svg:x1="13.834cm" svg:y1="13.552cm" svg:x2="13.932cm" svg:y2="13.454cm">
                <text:p/>
              </draw:line>
            </draw:g>
            <draw:frame draw:style-name="gr8" draw:text-style-name="P4" draw:layer="layout" svg:width="0.493cm" svg:height="0.625cm" svg:x="13.724cm" svg:y="13.434cm">
              <draw:text-box>
                <text:p text:style-name="P3"><text:span text:style-name="T1">U</text:span></text:p>
              </draw:text-box>
            </draw:frame>
            <draw:line draw:style-name="gr2" draw:text-style-name="P2" draw:layer="layout" svg:x1="10.286cm" svg:y1="13.205cm" svg:x2="13.883cm" svg:y2="13.504cm">
              <text:p/>
            </draw:line>
            <draw:frame draw:style-name="gr9" draw:text-style-name="P4" draw:layer="layout" svg:width="1.643cm" svg:height="0.625cm" draw:transform="rotate (-0.0829031394697311) translate (11.355cm 12.801cm)">
              <draw:text-box>
                <text:p text:style-name="P3"><text:span text:style-name="T1">8,4 dm</text:span></text:p>
              </draw:text-box>
            </draw:frame>
          </draw:g>
          <draw:frame draw:style-name="gr10" draw:text-style-name="P4" draw:layer="layout" svg:width="1.616cm" svg:height="0.625cm" draw:transform="rotate (-0.934449281517765) translate (7.391cm 11.896cm)">
            <draw:text-box>
              <text:p text:style-name="P3"><text:span text:style-name="T1">5,7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8:15.331023223</dc:date>
    <meta:editing-duration>PT27M7S</meta:editing-duration>
    <meta:editing-cycles>27</meta:editing-cycles>
    <meta:generator>LibreOffice/5.2.7.2$Linux_X86_64 LibreOffice_project/20m0$Build-2</meta:generator>
    <meta:document-statistic meta:object-count="25"/>
  </office:meta>
</office:document-meta>
</file>